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B98000023F94662C2D3.svm"/>
  <manifest:file-entry manifest:media-type="" manifest:full-path="Pictures/200000070000534E00001A41A4E4DE67.svm"/>
  <manifest:file-entry manifest:media-type="" manifest:full-path="Pictures/2000000700004DD4000038209DAA3D9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language="en" fo:country="GB"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language="en" fo:country="GB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language="en" fo:country="GB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language="en" fo:country="GB" fo:font-style="italic" style:text-underline-style="none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language="en" fo:country="GB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language="en" fo:country="GB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language="en" fo:country="GB" fo:font-style="italic" style:text-underline-style="none" fo:font-weight="normal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" fo:language="en" fo:country="GB"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Arial" fo:language="en" fo:country="GB"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Arial" fo:language="en" fo:country="GB" fo:font-style="italic" style:text-underline-style="none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language="en" fo:country="GB" fo:font-style="italic" style:text-underline-style="none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language="en" fo:country="GB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language="en" fo:country="GB"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language="es" fo:country="ES"/>
    </style:style>
    <style:style style:name="P19" style:family="paragraph" style:parent-style-name="Standard">
      <style:paragraph-properties fo:text-align="justify" style:justify-single-word="false"/>
      <style:text-properties style:font-name="Arial"/>
    </style:style>
    <style:style style:name="T1" style:family="text">
      <style:text-properties fo:color="#000000" style:font-name="Consolas" fo:font-size="10pt" fo:language="en" fo:country="GB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2" style:family="text">
      <style:text-properties fo:color="#000000" fo:font-size="12pt" fo:language="en" fo:country="US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3" style:family="text">
      <style:text-properties fo:color="#000000" fo:font-size="12pt" fo:language="en" fo:country="GB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4" style:family="text">
      <style:text-properties fo:color="#7f0055" style:font-name="Consolas" fo:font-size="10pt" fo:language="en" fo:country="GB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6a3e3e" style:font-name="Consolas" fo:font-size="10pt" fo:language="en" fo:country="GB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10" style:family="text">
      <style:text-properties fo:language="es" fo:country="ES"/>
    </style:style>
    <style:style style:name="T11" style:family="text">
      <style:text-properties fo:language="es" fo:country="ES" fo:font-weight="bold" style:font-weight-asian="bold" style:font-weight-complex="bold"/>
    </style:style>
    <style:style style:name="T12" style:family="text">
      <style:text-properties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Consolas1" fo:language="es" fo:country="ES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FOUNDATIONS ASSIGNMENT</text:p>
      <text:p text:style-name="P2"/>
      <text:p text:style-name="P3"><text:span text:style-name="T5">Student:</text:span> V<text:span text:style-name="T6">er</text:span><text:span text:style-name="T10">ónica López</text:span></text:p>
      <text:p text:style-name="P3"/>
      <text:p text:style-name="P3"/>
      <text:p text:style-name="P3"/>
      <text:p text:style-name="P4">Evaluation criteria</text:p>
      <text:p text:style-name="P6"/>
      <text:p text:style-name="P6"/>
      <text:list xml:id="list5138262023316553764" text:style-name="L1">
        <text:list-item>
          <text:p text:style-name="P10">Delivered on time?</text:p>
        </text:list-item>
      </text:list>
      <text:p text:style-name="P7"/>
      <text:p text:style-name="P5">Yes, no problem at all. Thanks for the effort.</text:p>
      <text:p text:style-name="P8"/>
      <text:p text:style-name="P8"/>
      <text:list xml:id="list138640982903540112" text:style-name="L2">
        <text:list-item>
          <text:p text:style-name="P11">Does the application do the job?</text:p>
        </text:list-item>
      </text:list>
      <text:p text:style-name="P7"/>
      <text:p text:style-name="P5">A<text:span text:style-name="T10">t </text:span>first glance, the minimum-requirements task a<text:span text:style-name="T10">re not fulfilled as referred in the question sheet. The application lists gracefully the orders in the file, but </text:span><text:span text:style-name="T6">does not depitct, for example, the number of orders or the list of dishes ordered by feature</text:span><text:span text:style-name="T10">. The idea was to prompt messages on the console, specifically one per method included in the </text:span><text:span text:style-name="T13">OnlineOrderOps</text:span><text:span text:style-name="T10"> interface </text:span><text:span text:style-name="T6">(</text:span><text:span text:style-name="T10">provided </text:span><text:span text:style-name="T6">to the developer)</text:span><text:span text:style-name="T10">. </text:span></text:p>
      <text:p text:style-name="P5"><text:span text:style-name="T10"/></text:p>
      <text:p text:style-name="P5"><draw:frame draw:style-name="fr3" draw:name="graphics5" text:anchor-type="paragraph" svg:width="17cm" svg:height="5.683cm" draw:z-index="5"><draw:image xlink:href="Pictures/2000000700006B98000023F94662C2D3.svm" xlink:type="simple" xlink:show="embed" xlink:actuate="onLoad"/></draw:frame><text:span text:style-name="T10"/></text:p>
      <text:p text:style-name="P5"><text:span text:style-name="T10">However, you have modified the mentioned interface showing only two methods.</text:span></text:p>
      <text:p text:style-name="P5"><text:span text:style-name="T10"/></text:p>
      <text:p text:style-name="P5"><draw:frame draw:style-name="fr2" draw:name="graphics3" text:anchor-type="paragraph" svg:width="17cm" svg:height="5.357cm" draw:z-index="3"><draw:image xlink:href="Pictures/200000070000534E00001A41A4E4DE67.svm" xlink:type="simple" xlink:show="embed" xlink:actuate="onLoad"/></draw:frame><text:span text:style-name="T10"/></text:p>
      <text:p text:style-name="P5"><text:soft-page-break/><text:span text:style-name="T10"/></text:p>
      <text:p text:style-name="P5"><text:span text:style-name="T10">The following snapshot illustrates the original interface, where 8 method definitions are shown.</text:span></text:p>
      <text:p text:style-name="P5"><text:span text:style-name="T10"/></text:p>
      <text:p text:style-name="P5"><draw:frame draw:style-name="fr2" draw:name="graphics4" text:anchor-type="paragraph" svg:width="17cm" svg:height="12.259cm" draw:z-index="4"><draw:image xlink:href="Pictures/2000000700004DD4000038209DAA3D95.svm" xlink:type="simple" xlink:show="embed" xlink:actuate="onLoad"/></draw:frame><text:span text:style-name="T10"/></text:p>
      <text:p text:style-name="P5"/>
      <text:list xml:id="list5766666716599578976" text:style-name="L3">
        <text:list-item>
          <text:p text:style-name="P12">Has <text:span text:style-name="T10">t</text:span>he student made use of Best practices?</text:p>
        </text:list-item>
      </text:list>
      <text:p text:style-name="P7"/>
      <text:p text:style-name="P19"><text:span text:style-name="T12">The code looks </text:span><text:span text:style-name="T8">very</text:span><text:span text:style-name="T12"> organised and neat. </text:span><text:span text:style-name="T8">The adequated organization of the files in packages, leads to a better understanding of the whole application. It is a shame not all the methods have been defined, since you have largely shown your skills and ability as a developer.</text:span></text:p>
      <text:p text:style-name="P8"/>
      <text:p text:style-name="P8"/>
      <text:list xml:id="list3783400341774171537" text:style-name="L4">
        <text:list-item>
          <text:p text:style-name="P13">Has the student added any extra feature or undertaken any additional task?</text:p>
        </text:list-item>
      </text:list>
      <text:p text:style-name="P7"/>
      <text:p text:style-name="P5">No. The question sheet suggested including a menu to allow the user to select what to do (listing the order list, checking a particular order, retrieving stats, etc.). However, none of this seems to have been applied.</text:p>
      <text:p text:style-name="P7"/>
      <text:p text:style-name="P8"/>
      <text:p text:style-name="P8"/>
      <text:p text:style-name="P4">Final comments and grading</text:p>
      <text:p text:style-name="P8"><text:soft-page-break/></text:p>
      <text:p text:style-name="P9">It is clear that the application is well intended <text:span text:style-name="T6">and presented.</text:span> <text:span text:style-name="T10">The code is </text:span><text:span text:style-name="T6">very </text:span><text:span text:style-name="T10">well written and easy to follow. </text:span><text:span text:style-name="T6">However, some of the tasks proposed have not been accomplished, and no extra features have been added. </text:span></text:p>
      <text:p text:style-name="P18"/>
      <text:p text:style-name="P9"><text:span text:style-name="T10">For all the above, this work is graded </text:span><text:span text:style-name="T7">6</text:span><text:span text:style-name="T11">.5/10</text:span><text:span text:style-name="T10">. Congratulations and thank y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as-char" svg:y="-1.231cm" svg:width="4.556cm" svg:height="1.369cm" draw:z-index="2"><draw:image xlink:href="http://campus.barcelonatechnologyschool.com/theme/binarius_barcelonatechnologyschool/pix/logo_small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blo L Sordo</meta:initial-creator>
    <meta:creation-date>2016-01-14T19:08:02.67</meta:creation-date>
    <dc:date>2016-05-10T00:34:48.36</dc:date>
    <dc:creator>Pablo L Sordo</dc:creator>
    <meta:editing-duration>P4DT14H54M40S</meta:editing-duration>
    <meta:editing-cycles>27</meta:editing-cycles>
    <meta:generator>OpenOffice/4.1.2$Win32 OpenOffice.org_project/412m3$Build-9782</meta:generator>
    <meta:printed-by>Pablo L Sordo</meta:printed-by>
    <meta:print-date>2016-02-13T20:17:56.61</meta:print-date>
    <meta:document-statistic meta:table-count="0" meta:image-count="4" meta:object-count="0" meta:page-count="3" meta:paragraph-count="17" meta:word-count="277" meta:character-count="1670"/>
  </office:meta>
</office:document-meta>
</file>